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Beckett" svg:font-family="Beckett" style:font-pitch="variable"/>
    <style:font-face style:name="Times New Roman" svg:font-family="'Times New Roman'" style:font-family-generic="roman" style:font-pitch="variable"/>
    <style:font-face style:name="Blackletter686 BT1" svg:font-family="'Blackletter686 BT'" style:font-family-generic="script" style:font-pitch="variable"/>
    <style:font-face style:name="Blackletter686 BT" svg:font-family="'Blackletter686 BT'" style:font-adornments="Standard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lackletter686 BT1" fo:font-size="28pt" style:font-size-asian="28pt"/>
    </style:style>
    <style:style style:name="P2" style:family="paragraph" style:parent-style-name="Standard">
      <style:paragraph-properties fo:text-align="center" style:justify-single-word="false"/>
      <style:text-properties style:font-name="Blackletter686 BT1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Heading_20_1">
      <style:paragraph-properties fo:text-align="center" style:justify-single-word="false"/>
      <style:text-properties fo:language="en" fo:country="GB"/>
    </style:style>
    <style:style style:name="P5" style:family="paragraph" style:parent-style-name="Caption">
      <style:paragraph-properties fo:text-align="center" style:justify-single-word="false"/>
      <style:text-properties style:font-name="Blackletter686 BT1" fo:font-size="36pt" fo:language="en" fo:country="GB" style:font-size-asian="36pt"/>
    </style:style>
    <style:style style:name="P6" style:family="paragraph" style:parent-style-name="Standard">
      <style:paragraph-properties fo:margin-left="0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 style:master-pag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style:background-transparency="100%">
        <style:background-image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ragraph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ext:p text:style-name="P3"><draw:frame draw:style-name="fr1" draw:name="Frame1" text:anchor-type="paragraph" svg:x="3.431cm" svg:y="12.27cm" svg:width="14.152cm" svg:height="3.067cm" draw:z-index="0"><draw:text-box><text:h text:style-name="P4" text:outline-level="1"><text:text-input text:description="&lt;o.student_id.name&gt;">Firstname</text:text-input></text:h></draw:text-box></draw:frame></text:p>
      <text:p text:style-name="P3"><draw:frame draw:style-name="fr2" draw:name="Frame2" text:anchor-type="paragraph" svg:x="3.47cm" svg:y="14.169cm" svg:width="14.146cm" draw:z-index="1"><draw:text-box fo:min-height="3.108cm"><text:h text:style-name="P4" text:outline-level="1"><text:text-input text:description="&lt;o.student_id.last_name&gt;">Lastname</text:text-input></text:h></draw:text-box></draw:frame></text:p>
      <text:p text:style-name="P3"/>
      <text:p text:style-name="P3"><draw:frame draw:style-name="fr1" draw:name="Frame5" text:anchor-type="paragraph" svg:x="10.92cm" svg:y="21.061cm" svg:width="6.257cm" draw:z-index="2"><draw:text-box fo:min-height="0.564cm"><text:p text:style-name="P1"><text:text-input text:description="&lt;time.strftime(&quot;%d %B %Y&quot;, time.strptime(o.end_date, &quot;%Y-%m-%d&quot;))&gt;">01 Febbraio 1970</text:text-input></text:p></draw:text-box></draw:frame><draw:frame draw:style-name="fr3" draw:name="Frame4" text:anchor-type="paragraph" svg:x="3.739cm" svg:y="21.061cm" svg:width="6.304cm" draw:z-index="5"><draw:text-box fo:min-height="0.82cm"><text:p text:style-name="P1"><text:text-input text:description="&lt;time.strftime(&quot;%d %B %Y&quot;, time.strptime(o.start_date, &quot;%Y-%m-%d&quot;))&gt;">01 Gennaio 1970</text:text-input></text:p></draw:text-box></draw:frame></text:p>
      <text:p text:style-name="P3"/>
      <text:p text:style-name="P3"/>
      <text:p text:style-name="P3"/>
      <text:p text:style-name="P3"><draw:frame draw:style-name="fr4" draw:name="Frame6" text:anchor-type="paragraph" svg:x="5.39cm" svg:y="24.179cm" svg:width="3.3cm" draw:z-index="4"><draw:text-box fo:min-height="0.82cm"><text:p text:style-name="P2"><text:text-input text:description="&lt;time.strftime('%d %B %Y')&gt;">01 Gennaio 1970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3" text:anchor-type="paragraph" svg:x="3.47cm" svg:y="18.949cm" svg:width="14.15cm" draw:z-index="3"><draw:text-box fo:min-height="1.79cm"><text:p text:style-name="P5">Lingua e Cultura Italiana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Beckett" svg:font-family="Beckett" style:font-pitch="variable"/>
    <style:font-face style:name="Times New Roman" svg:font-family="'Times New Roman'" style:font-family-generic="roman" style:font-pitch="variable"/>
    <style:font-face style:name="Blackletter686 BT1" svg:font-family="'Blackletter686 BT'" style:font-family-generic="script" style:font-pitch="variable"/>
    <style:font-face style:name="Blackletter686 BT" svg:font-family="'Blackletter686 BT'" style:font-adornments="Standard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text-align="center" style:justify-single-word="false" fo:background-color="transparent" style:shadow="none" fo:keep-with-next="always">
        <style:tab-stops/>
        <style:drop-cap/>
        <style:background-image/>
      </style:paragraph-properties>
      <style:text-properties fo:color="#000000" style:font-name="Blackletter686 BT1" fo:font-size="72pt" style:font-size-asian="6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Beckett" fo:font-size="28pt" style:font-size-asian="2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Drop_20_Caps" style:display-name="Drop Caps" style:family="text">
      <style:text-properties fo:color="#800000" style:font-name="Blackletter686 BT" fo:font-size="80pt"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0cm" fo:margin-bottom="2cm" fo:margin-left="0cm" fo:margin-right="0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Katrin</dc:title>
    <meta:initial-creator>ARCH. ALESSANDRO BAZZOFFIA</meta:initial-creator>
    <meta:creation-date>2008-09-24T16:05:00</meta:creation-date>
    <dc:creator>Massimiliano Pippi</dc:creator>
    <dc:date>2010-08-11T18:22:25</dc:date>
    <meta:print-date>2010-05-13T18:52:00</meta:print-date>
    <dc:language>it-IT</dc:language>
    <meta:editing-cycles>171</meta:editing-cycles>
    <meta:editing-duration>P2DT20H10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" meta:word-count="4" meta:character-count="32"/>
  </office:meta>
</office:document-meta>
</file>